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8689in"/>
    </style:style>
    <style:style style:name="co3" style:family="table-column">
      <style:table-column-properties fo:break-before="auto" style:column-width="1.0028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1.84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729fcf"/>
    </style:style>
    <style:style style:name="ce4" style:family="table-cell" style:parent-style-name="Default" style:data-style-name="N37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apache-bench-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$ ab -n 1 -c 1 -t 60 <text:a xlink:href="http://test-wordpress.com:32165/" xlink:type="simple">http://test-wordpress.com:32165/</text:a>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Number of </text:p>
            <text:p>Requests</text:p>
          </table:table-cell>
          <table:table-cell table:style-name="ce2" office:value-type="string" calcext:value-type="string">
            <text:p>Concurrent </text:p>
            <text:p>Requests</text:p>
          </table:table-cell>
          <table:table-cell table:style-name="ce2" office:value-type="string" calcext:value-type="string">
            <text:p>Time (s) for </text:p>
            <text:p>90% requests</text:p>
          </table:table-cell>
          <table:table-cell table:style-name="ce2" office:value-type="string" calcext:value-type="string">
            <text:p>Failed </text:p>
            <text:p>Requests</text:p>
          </table:table-cell>
          <table:table-cell table:style-name="ce2" office:value-type="string" calcext:value-type="string">
            <text:p>Observations/commen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$ kubectl set resources deploy wordpress --requests=cpu=50m,memory=100Mi –limits=cpu=200m,memory=300Mi</text:p>
          </table:table-cell>
          <table:covered-table-cell table:number-columns-repeated="7"/>
        </table:table-row>
        <table:table-row table:style-name="ro1">
          <table:table-cell table:style-name="ce4" office:value-type="string" calcext:value-type="string" table:number-columns-spanned="5" table:number-rows-spanned="1">
            <text:p>$ kubectl autoscale --min 1 --max 5 deploy wordpress --cpu-percent 50</text:p>
          </table:table-cell>
          <table:covered-table-cell table:number-columns-repeated="4" table:style-name="ce1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starting with 1 po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pod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2:49:06.592101813</dc:date>
    <meta:editing-duration>P2DT4H21M32S</meta:editing-duration>
    <meta:editing-cycles>5</meta:editing-cycles>
    <meta:generator>LibreOffice/7.3.7.2$Linux_X86_64 LibreOffice_project/30$Build-2</meta:generator>
    <meta:document-statistic meta:table-count="1" meta:cell-count="90" meta:object-count="0"/>
  </office:meta>
</office:document-meta>
</file>